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7.25in" fo:margin-left="0in" style:page-number="auto" table:align="left" style:shadow="none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0.812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5625in"/>
    </style:style>
    <style:style style:name="Table1.G" style:family="table-column">
      <style:table-column-properties style:column-width="1.125in"/>
    </style:style>
    <style:style style:name="Table1.H" style:family="table-column">
      <style:table-column-properties style:column-width="1.4375in"/>
    </style:style>
    <style:style style:name="Table1.1" style:family="table-row">
      <style:table-row-properties style:min-row-height="0.5in" fo:keep-together="always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875in" fo:keep-together="always"/>
    </style:style>
    <style:style style:name="Table1.3" style:family="table-row">
      <style:table-row-properties style:min-row-height="0.0097in" fo:keep-together="always"/>
    </style:style>
    <style:style style:name="Table1.4" style:family="table-row">
      <style:table-row-properties style:min-row-height="3.0729in" fo:keep-together="always"/>
    </style:style>
    <style:style style:name="Table1.F4" style:family="table-cell" style:data-style-name="N100">
      <style:table-cell-properties fo:padding="0.0382in" fo:border="none"/>
    </style:style>
    <style:style style:name="Table1.G4" style:family="table-cell" style:data-style-name="N3">
      <style:table-cell-properties fo:padding="0.0382in" fo:border="none"/>
    </style:style>
    <style:style style:name="Table1.5" style:family="table-row">
      <style:table-row-properties style:min-row-height="0.1771in"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C7" style:family="table-cell" style:data-style-name="N1">
      <style:table-cell-properties fo:padding="0.0382in" fo:border="none"/>
    </style:style>
    <style:style style:name="Table1.8" style:family="table-row">
      <style:table-row-properties fo:keep-together="always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writing-mode="lr-tb"/>
      <style:text-properties officeooo:paragraph-rsid="00228218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writing-mode="lr-tb"/>
      <style:text-properties style:font-name="Times New Roman" fo:font-size="12pt" fo:font-weight="normal" officeooo:paragraph-rsid="0022821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text-autospace="none" style:writing-mode="lr-tb"/>
      <style:text-properties style:font-name="Times New Roman" fo:font-size="12pt" fo:font-weight="normal" officeooo:paragraph-rsid="0023000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 style:text-autospace="none" style:writing-mode="lr-tb"/>
      <style:text-properties style:font-name="Times New Roman" fo:font-size="12pt" fo:font-weight="normal" officeooo:paragraph-rsid="0022821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Times New Roman" fo:font-size="12pt" fo:font-weight="normal" officeooo:paragraph-rsid="0022821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text-autospace="none" style:writing-mode="lr-tb"/>
      <style:text-properties style:font-name="Times New Roman" fo:font-size="12pt" fo:font-weight="bold" officeooo:paragraph-rsid="00230005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margin-top="0.0335in" fo:margin-bottom="0.0335in" style:contextual-spacing="false" fo:text-align="start" style:justify-single-word="false" fo:text-indent="0in" style:auto-text-indent="false" style:text-autospace="none" style:writing-mode="lr-tb"/>
      <style:text-properties fo:color="#000000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officeooo:paragraph-rsid="00249e82" fo:background-color="transparent" style:font-name-asian="Tahoma1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in" fo:margin-right="0in" fo:margin-top="0.0335in" fo:margin-bottom="0.0335in" style:contextual-spacing="false" fo:text-align="start" style:justify-single-word="false" fo:text-indent="0in" style:auto-text-indent="false" style:text-autospace="none" style:writing-mode="lr-tb"/>
      <style:text-properties fo:color="#000000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officeooo:paragraph-rsid="0044c2b8" fo:background-color="transparent" style:font-name-asian="Tahoma1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officeooo:rsid="00215a4b" officeooo:paragraph-rsid="002a8483"/>
    </style:style>
    <style:style style:name="P10" style:family="paragraph" style:parent-style-name="Standard">
      <style:text-properties officeooo:rsid="00215a4b" officeooo:paragraph-rsid="00215a4b"/>
    </style:style>
    <style:style style:name="P11" style:family="paragraph" style:parent-style-name="Standard">
      <style:text-properties officeooo:paragraph-rsid="002b460c"/>
    </style:style>
    <style:style style:name="P12" style:family="paragraph" style:parent-style-name="Standard">
      <style:text-properties officeooo:paragraph-rsid="00228218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e1d0c"/>
    </style:style>
    <style:style style:name="P15" style:family="paragraph" style:parent-style-name="Standard">
      <style:text-properties fo:color="#000000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officeooo:paragraph-rsid="00230005" fo:background-color="transparent" style:font-name-asian="Tahoma1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officeooo:paragraph-rsid="0031592a"/>
    </style:style>
    <style:style style:name="P18" style:family="paragraph" style:parent-style-name="Standard">
      <style:text-properties officeooo:paragraph-rsid="00237076"/>
    </style:style>
    <style:style style:name="P19" style:family="paragraph" style:parent-style-name="Standard">
      <style:paragraph-properties fo:margin-left="0in" fo:margin-right="0.0098in" fo:margin-top="0.0598in" fo:margin-bottom="0.0598in" style:contextual-spacing="false" fo:text-align="start" style:justify-single-word="false" fo:text-indent="0in" style:auto-text-indent="false" style:snap-to-layout-grid="fals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officeooo:paragraph-rsid="00228218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left="-0.0618in" fo:margin-right="0in" fo:text-align="start" style:justify-single-word="false" fo:text-indent="0in" style:auto-text-indent="false" style:text-autospace="none" style:writing-mode="lr-tb"/>
      <style:text-properties style:font-name="Times New Roman" fo:font-size="12pt" fo:font-weight="normal" officeooo:paragraph-rsid="00228218" style:font-size-asian="12pt" style:font-weight-asian="normal" style:font-size-complex="12pt" style:font-weight-complex="normal"/>
    </style:style>
    <style:style style:name="T1" style:family="text">
      <style:text-properties officeooo:rsid="00215a4b"/>
    </style:style>
    <style:style style:name="T2" style:family="text">
      <style:text-properties fo:color="#000000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fo:background-color="transparent" loext:char-shading-value="0" style:font-name-asian="Tahoma1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officeooo:rsid="00215a4b" fo:background-color="transparent" loext:char-shading-value="0" style:font-name-asian="Tahoma1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officeooo:rsid="0043158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/>
      <text:p text:style-name="Standard"/>
      <text:p text:style-name="P9"><text:span text:style-name="T2"><text:s text:c="6"/></text:span><text:span text:style-name="T2"><text:placeholder text:placeholder-type="text">&lt;get_day(o)&gt;</text:placeholder></text:span><text:span text:style-name="T2"> <text:s text:c="16"/></text:span><text:span text:style-name="T2"><text:placeholder text:placeholder-type="text">&lt;get_month(o)&gt;</text:placeholder></text:span><text:span text:style-name="T2"> <text:s text:c="14"/></text:span><text:span text:style-name="T2"><text:placeholder text:placeholder-type="text">&lt;get_year(o)&gt;</text:placeholder></text:span><text:span text:style-name="T2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/>
      <text:p text:style-name="P12"><text:tab/><text:tab/> <text:tab/> <text:s text:c="7"/><text:span text:style-name="T2"><text:placeholder text:placeholder-type="text">&lt;o.partner_id and o.partner_id.name or ''&gt;</text:placeholder></text:span></text:p>
      <text:p text:style-name="P12"><text:span text:style-name="T2"/></text:p>
      <text:p text:style-name="P12"><text:s/><text:tab/><text:tab/><text:tab/> <text:s text:c="7"/><text:span text:style-name="T2"><text:placeholder text:placeholder-type="text">&lt;o.partner_id.is_company and o.partner_id.name or o.partner_id.parent_id.name&gt;</text:placeholder></text:span></text:p>
      <text:p text:style-name="P12"><text:s text:c="6"/><text:tab/><text:tab/><text:tab/> <text:s text:c="7"/><text:span text:style-name="T2"><text:placeholder text:placeholder-type="text">&lt;o.partner_id and o.partner_id.vat or ''&gt;</text:placeholder></text:span></text:p>
      <text:p text:style-name="P12"><text:tab/><text:tab/><text:tab/> <text:s text:c="7"/><text:span text:style-name="T2"><text:placeholder text:placeholder-type="text">&lt;get_partner_address(o)&gt;</text:placeholder></text:span></text:p>
      <text:p text:style-name="P12"><text:tab/><text:tab/><text:tab/> <text:s text:c="7"/><text:span text:style-name="T2"><text:placeholder text:placeholder-type="text">&lt;payment_type(o)&gt;</text:placeholder></text:span><text:span text:style-name="T2"> <text:s text:c="20"/></text:span><text:span text:style-name="T1"><text:s/></text:span><text:span text:style-name="T3"><text:placeholder text:placeholder-type="text">&lt;o.partner_bank_id and o.partner_bank_id.acc_number or ''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6"/>
          </table:table-cell>
          <table:table-cell table:style-name="Table1.A1" table:number-columns-spanned="3" office:value-type="string">
            <text:p text:style-name="P16"/>
          </table:table-cell>
          <table:covered-table-cell/>
          <table:covered-table-cell/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2">
          <table:table-cell table:style-name="Table1.A1" office:value-type="string">
            <text:p text:style-name="P16"/>
          </table:table-cell>
          <table:table-cell table:style-name="Table1.A1" table:number-columns-spanned="3" office:value-type="string">
            <text:p text:style-name="P16"/>
          </table:table-cell>
          <table:covered-table-cell/>
          <table:covered-table-cell/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3">
          <table:table-cell table:style-name="Table1.A1" table:number-columns-spanned="8" office:value-type="string">
            <text:p text:style-name="P19"><text:placeholder text:placeholder-type="text">&lt;for each="sequence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2"><text:s text:c="2"/><text:placeholder text:placeholder-type="text">&lt;sequence +1&gt;</text:placeholder></text:p>
          </table:table-cell>
          <table:table-cell table:style-name="Table1.A1" table:number-columns-spanned="3" office:value-type="string">
            <text:p text:style-name="P20"><text:s text:c="2"/><text:placeholder text:placeholder-type="text">&lt;line.product_id and line.product_id.name or False&gt;</text:placeholder></text:p>
          </table:table-cell>
          <table:covered-table-cell/>
          <table:covered-table-cell/>
          <table:table-cell table:style-name="Table1.A1" office:value-type="string">
            <text:p text:style-name="P5"><text:placeholder text:placeholder-type="text">&lt;line.uos_id and line.uos_id.name or False&gt;</text:placeholder></text:p>
          </table:table-cell>
          <table:table-cell table:style-name="Table1.F4" office:value-type="float" office:value="0">
            <text:p text:style-name="P1"><text:span text:style-name="T4"><text:placeholder text:placeholder-type="text">&lt;line.quantity or 0&gt;</text:placeholder></text:span></text:p>
          </table:table-cell>
          <table:table-cell table:style-name="Table1.G4" office:value-type="float" office:value="0">
            <text:p text:style-name="P4"><text:placeholder text:placeholder-type="text">&lt;line.price_unit or 0&gt;</text:placeholder></text:p>
          </table:table-cell>
          <table:table-cell table:style-name="Table1.G4" office:value-type="float" office:value="0">
            <text:p text:style-name="P4"><text:placeholder text:placeholder-type="text">&lt;line.price_subtotal&gt;</text:placeholder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1.5">
          <table:table-cell table:style-name="Table1.A1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</table:table-row>
        <table:table-row table:style-name="Table1.6">
          <table:table-cell table:style-name="Table1.A1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4" office:value-type="float" office:value="0">
            <text:p text:style-name="P3"><text:placeholder text:placeholder-type="text">&lt;o.amount_untaxed or ''&gt;</text:placeholder></text:p>
          </table:table-cell>
        </table:table-row>
        <table:table-row table:style-name="Table1.7"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C7" office:value-type="float" office:value="0">
            <text:p text:style-name="P15"><text:placeholder text:placeholder-type="text">&lt;tax_amount(o)&gt;</text:placeholder></text:p>
          </table:table-cell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G4" office:value-type="float" office:value="0">
            <text:p text:style-name="P3"><text:placeholder text:placeholder-type="text">&lt;o.amount_tax or ''&gt;</text:placeholder></text:p>
          </table:table-cell>
        </table:table-row>
        <text:soft-page-break/>
        <table:table-row table:style-name="Table1.8">
          <table:table-cell table:style-name="Table1.A1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4" office:value-type="float" office:value="0">
            <text:p text:style-name="P6"><text:placeholder text:placeholder-type="text">&lt;o.amount_total or ''&gt;</text:placeholder></text:p>
          </table:table-cell>
        </table:table-row>
      </table:table>
      <text:p text:style-name="P18"><text:span text:style-name="T1"><text:tab/><text:tab/> <text:s text:c="14"/></text:span><text:span text:style-name="T3"><text:placeholder text:placeholder-type="text">&lt;amount_to_text(o.amount_total)&gt;</text:placeholder></text:span></text:p>
      <text:p text:style-name="P18"><text:span text:style-name="T3"/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835in" fo:margin-bottom="0.7811in" fo:margin-left="0.5in" fo:margin-right="0.7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5:21:11.912000000</meta:creation-date>
    <dc:date>2014-07-15T09:32:17.606000000</dc:date>
    <meta:editing-duration>PT17H1M28S</meta:editing-duration>
    <meta:editing-cycles>40</meta:editing-cycles>
    <meta:generator>LibreOffice/4.2.3.3$Windows_x86 LibreOffice_project/882f8a0a489bc99a9e60c7905a60226254cb6ff0</meta:generator>
    <meta:document-statistic meta:table-count="1" meta:image-count="0" meta:object-count="0" meta:page-count="2" meta:paragraph-count="19" meta:word-count="60" meta:character-count="788" meta:non-whitespace-character-count="605"/>
  </office:meta>
</office:document-meta>
</file>